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2.795cm" table:align="left"/>
    </style:style>
    <style:style style:name="Tableau1.A" style:family="table-column">
      <style:table-column-properties style:column-width="5.678cm"/>
    </style:style>
    <style:style style:name="Tableau1.B" style:family="table-column">
      <style:table-column-properties style:column-width="7.117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3.12cm"/>
    </style:style>
    <style:style style:name="Tableau2.B" style:family="table-column">
      <style:table-column-properties style:column-width="6.939cm"/>
    </style:style>
    <style:style style:name="Tableau2.C" style:family="table-column">
      <style:table-column-properties style:column-width="6.941cm"/>
    </style:style>
    <style:style style:name="Tableau2.A1" style:family="table-cell">
      <style:table-cell-properties style:vertical-align="middle" fo:padding="0.049cm" fo:border="none"/>
    </style:style>
    <style:style style:name="Tableau3" style:family="table">
      <style:table-properties style:width="12.809cm" table:align="left"/>
    </style:style>
    <style:style style:name="Tableau3.A" style:family="table-column">
      <style:table-column-properties style:column-width="1.617cm"/>
    </style:style>
    <style:style style:name="Tableau3.B" style:family="table-column">
      <style:table-column-properties style:column-width="3.316cm"/>
    </style:style>
    <style:style style:name="Tableau3.C" style:family="table-column">
      <style:table-column-properties style:column-width="7.876cm"/>
    </style:style>
    <style:style style:name="Tableau3.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4.297cm"/>
    </style:style>
    <style:style style:name="Tableau4.B" style:family="table-column">
      <style:table-column-properties style:column-width="4.309cm"/>
    </style:style>
    <style:style style:name="Tableau4.C" style:family="table-column">
      <style:table-column-properties style:column-width="8.394cm"/>
    </style:style>
    <style:style style:name="Tableau4.A1" style:family="table-cell">
      <style:table-cell-properties style:vertical-align="middle" fo:padding="0.049cm" fo:border="none"/>
    </style:style>
    <style:style style:name="P1" style:family="paragraph" style:parent-style-name="Heading_20_2">
      <style:paragraph-properties fo:text-align="start" style:justify-single-word="false"/>
      <style:text-properties fo:color="#000000" loext:opacity="100%" style:text-underline-style="none" fo:font-weight="bold" officeooo:rsid="00211871" officeooo:paragraph-rsid="00211871" style:font-weight-asian="bold" style:font-weight-complex="bold"/>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style:contextual-spacing="false" style:writing-mode="lr-tb"/>
    </style:style>
    <style:style style:name="P4" style:family="paragraph" style:parent-style-name="Preformatted_20_Text" style:list-style-name="L10">
      <style:paragraph-properties fo:margin-top="0cm" fo:margin-bottom="0.499cm" style:contextual-spacing="false" style:writing-mode="lr-tb"/>
    </style:style>
    <style:style style:name="P5" style:family="paragraph" style:parent-style-name="Standard">
      <style:text-properties fo:color="#c9211e" loext:opacity="100%" style:text-underline-style="solid" style:text-underline-width="auto" style:text-underline-color="font-color" fo:font-weight="bold" officeooo:rsid="001f6497" officeooo:paragraph-rsid="001f6497" style:font-weight-asian="bold" style:font-weight-complex="bold"/>
    </style:style>
    <style:style style:name="P6" style:family="paragraph" style:parent-style-name="Standard">
      <style:text-properties fo:color="#000000" loext:opacity="100%" style:text-underline-style="none" fo:font-weight="bold" officeooo:rsid="001f6497" officeooo:paragraph-rsid="001f6497" style:font-weight-asian="bold" style:font-weight-complex="bold"/>
    </style:style>
    <style:style style:name="P7" style:family="paragraph" style:parent-style-name="Standard">
      <style:text-properties fo:color="#000000" loext:opacity="100%" style:text-underline-style="none" fo:font-weight="bold" officeooo:rsid="0020c8fc" officeooo:paragraph-rsid="001f6497" style:font-weight-asian="bold" style:font-weight-complex="bold"/>
    </style:style>
    <style:style style:name="P8" style:family="paragraph" style:parent-style-name="Standard">
      <style:paragraph-properties fo:text-align="start" style:justify-single-word="false"/>
      <style:text-properties fo:color="#000000" loext:opacity="100%" style:text-underline-style="none" fo:font-weight="bold" officeooo:rsid="00211871" officeooo:paragraph-rsid="00211871" style:font-weight-asian="bold" style:font-weight-complex="bold"/>
    </style:style>
    <style:style style:name="P9" style:family="paragraph" style:parent-style-name="Standard">
      <style:text-properties fo:color="#2a6099" loext:opacity="100%" style:text-underline-style="solid" style:text-underline-width="auto" style:text-underline-color="font-color" fo:font-weight="bold" officeooo:rsid="0020c8fc" officeooo:paragraph-rsid="001f6497" style:font-weight-asian="bold" style:font-weight-complex="bold"/>
    </style:style>
    <style:style style:name="P10" style:family="paragraph" style:parent-style-name="Standard">
      <style:paragraph-properties fo:text-align="center" style:justify-single-word="false"/>
      <style:text-properties fo:color="#00a933" loext:opacity="100%" style:text-underline-style="none" fo:font-weight="bold" officeooo:rsid="00211871" officeooo:paragraph-rsid="00211871" style:font-weight-asian="bold" style:font-weight-complex="bold"/>
    </style:style>
    <style:style style:name="P11" style:family="paragraph" style:parent-style-name="Standard">
      <style:paragraph-properties fo:text-align="center" style:justify-single-word="false"/>
      <style:text-properties fo:color="#780373" loext:opacity="100%" style:text-underline-style="none" fo:font-weight="bold" officeooo:rsid="002285b1" officeooo:paragraph-rsid="002285b1"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fo:color="#000000" loext:opacity="100%" style:text-underline-style="none" fo:font-weight="bold" officeooo:rsid="0020c8fc" officeooo:paragraph-rsid="001f6497"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épa chatgpt Archive :</text:p>
      <text:p text:style-name="P5"/>
      <text:p text:style-name="P5">1)</text:p>
      <text:p text:style-name="P6">avant tout j'aimerai faire un plan détaillé du futur répertoire de l'application, il faut donc réfléchir à l'avance à ce que je veux faire très précisément. Donc j'aimerai de tu me donne l'entièreté de ce que je ne peux pas négliger pour créer cette app( je vais te redéfinir mes contrainte avant, la juste après ce msg) comme outils, langages potentielles, méthodes, API, framework, plus le nécessaire pour faire un schémas du répertoire de l'app donc les nom de fichier, répertoire etc </text:p>
      <text:p text:style-name="P5"/>
      <text:p text:style-name="P5">2)</text:p>
      <text:p text:style-name="P6">pour ce projet j'aimerai effectivement un discord disponible localement en ce connectent à mon partage de connexion depuis mon téléphone. avec comme fonctionnalité de base de pouvoir envoyer des message dans un chat général, ou des message personnelle au autres utilisateur. concevoir un système de registration des utilisateurs avec une bdd et un système au norme de sécurité. et garder un marge pour ajouter des fonctionnalité utilisateur plus tard </text:p>
      <text:p text:style-name="P5"/>
      <text:p text:style-name="P5"/>
      <text:p text:style-name="P9">Plan Détailler :</text:p>
      <text:p text:style-name="P9"/>
      <text:p text:style-name="P22">Excellent 🔥<text:line-break/>Tu viens de poser les <text:span text:style-name="Strong_20_Emphasis">fondations parfaites</text:span> d’un projet sérieux et évolutif.<text:line-break/>Tu veux :</text:p>
      <text:list xml:id="list1907927653" text:style-name="L1">
        <text:list-item>
          <text:p text:style-name="P12">🧩 une <text:span text:style-name="Strong_20_Emphasis">app type Discord locale</text:span>, accessible sur ton réseau Wi-Fi (ou partage de connexion)</text:p>
        </text:list-item>
        <text:list-item>
          <text:p text:style-name="P12">💬 un <text:span text:style-name="Strong_20_Emphasis">chat global + messages privés entre utilisateurs</text:span></text:p>
        </text:list-item>
        <text:list-item>
          <text:p text:style-name="P12">👤 un <text:span text:style-name="Strong_20_Emphasis">système de comptes (inscription / connexion)</text:span></text:p>
        </text:list-item>
        <text:list-item>
          <text:p text:style-name="P12">🛡️ une <text:span text:style-name="Strong_20_Emphasis">base de données sécurisée et bien structurée</text:span></text:p>
        </text:list-item>
        <text:list-item>
          <text:p text:style-name="P12">⚙️ un projet <text:span text:style-name="Strong_20_Emphasis">extensible</text:span> pour ajouter des fonctionnalités plus tard (profils, fichiers, salons, etc.)</text:p>
        </text:list-item>
      </text:list>
      <text:p text:style-name="Horizontal_20_Line"/>
      <text:h text:style-name="Heading_20_2" text:outline-level="2">🧱 PLAN TECHNIQUE COMPLET — MiniDiscord (local)</text:h>
      <text:p text:style-name="Text_20_body">Voici <text:span text:style-name="Strong_20_Emphasis">tout ce que tu dois prévoir</text:span> avant de commencer le développement, des outils aux fichiers.<text:line-break/>Ce plan est pensé pour :</text:p>
      <text:list xml:id="list2054712830" text:style-name="L2">
        <text:list-item>
          <text:p text:style-name="P13">Être <text:span text:style-name="Strong_20_Emphasis">simple à lancer en local</text:span></text:p>
        </text:list-item>
        <text:list-item>
          <text:p text:style-name="P13">Rester <text:span text:style-name="Strong_20_Emphasis">professionnel</text:span></text:p>
        </text:list-item>
        <text:list-item>
          <text:p text:style-name="P13">Être <text:span text:style-name="Strong_20_Emphasis">extensible</text:span> dans le futur</text:p>
        </text:list-item>
      </text:list>
      <text:p text:style-name="Horizontal_20_Line"/>
      <text:h text:style-name="Heading_20_2" text:outline-level="2"><text:soft-page-break/>1. 🔧 Outils et environnement</text:h>
      <table:table table:name="Tableau1" table:style-name="Tableau1">
        <table:table-column table:style-name="Tableau1.A"/>
        <table:table-column table:style-name="Tableau1.B"/>
        <table:table-header-rows>
          <table:table-row table:style-name="TableLine1916059580656">
            <table:table-cell table:style-name="Tableau1.A1" office:value-type="string">
              <text:p text:style-name="Table_20_Heading">Outil</text:p>
            </table:table-cell>
            <table:table-cell table:style-name="Tableau1.A1" office:value-type="string">
              <text:p text:style-name="Table_20_Heading">Rôle</text:p>
            </table:table-cell>
          </table:table-row>
        </table:table-header-rows>
        <table:table-row table:style-name="TableLine1916059580656">
          <table:table-cell table:style-name="Tableau1.A1" office:value-type="string">
            <text:p text:style-name="Table_20_Contents"><text:span text:style-name="Strong_20_Emphasis">Python 3.10+</text:span></text:p>
          </table:table-cell>
          <table:table-cell table:style-name="Tableau1.A1" office:value-type="string">
            <text:p text:style-name="Table_20_Contents">Langage principal (backend + logique)</text:p>
          </table:table-cell>
        </table:table-row>
        <table:table-row table:style-name="TableLine1916059580656">
          <table:table-cell table:style-name="Tableau1.A1" office:value-type="string">
            <text:p text:style-name="Table_20_Contents"><text:span text:style-name="Strong_20_Emphasis">Flask</text:span></text:p>
          </table:table-cell>
          <table:table-cell table:style-name="Tableau1.A1" office:value-type="string">
            <text:p text:style-name="Table_20_Contents">Framework web léger</text:p>
          </table:table-cell>
        </table:table-row>
        <table:table-row table:style-name="TableLine1916059580656">
          <table:table-cell table:style-name="Tableau1.A1" office:value-type="string">
            <text:p text:style-name="Table_20_Contents"><text:span text:style-name="Strong_20_Emphasis">Flask-SocketIO</text:span></text:p>
          </table:table-cell>
          <table:table-cell table:style-name="Tableau1.A1" office:value-type="string">
            <text:p text:style-name="Table_20_Contents">Communication temps réel (WebSocket)</text:p>
          </table:table-cell>
        </table:table-row>
        <table:table-row table:style-name="TableLine1916059580656">
          <table:table-cell table:style-name="Tableau1.A1" office:value-type="string">
            <text:p text:style-name="Table_20_Contents"><text:span text:style-name="Strong_20_Emphasis">PostgreSQL</text:span></text:p>
          </table:table-cell>
          <table:table-cell table:style-name="Tableau1.A1" office:value-type="string">
            <text:p text:style-name="Table_20_Contents">Base de données principale</text:p>
          </table:table-cell>
        </table:table-row>
        <table:table-row table:style-name="TableLine1916059580656">
          <table:table-cell table:style-name="Tableau1.A1" office:value-type="string">
            <text:p text:style-name="Table_20_Contents"><text:span text:style-name="Strong_20_Emphasis">SQLAlchemy + Flask-Migrate</text:span></text:p>
          </table:table-cell>
          <table:table-cell table:style-name="Tableau1.A1" office:value-type="string">
            <text:p text:style-name="Table_20_Contents">ORM et migrations</text:p>
          </table:table-cell>
        </table:table-row>
        <table:table-row table:style-name="TableLine1916059580656">
          <table:table-cell table:style-name="Tableau1.A1" office:value-type="string">
            <text:p text:style-name="Table_20_Contents"><text:span text:style-name="Strong_20_Emphasis">bcrypt / Flask-Bcrypt</text:span></text:p>
          </table:table-cell>
          <table:table-cell table:style-name="Tableau1.A1" office:value-type="string">
            <text:p text:style-name="Table_20_Contents">Sécurisation des mots de passe</text:p>
          </table:table-cell>
        </table:table-row>
        <table:table-row table:style-name="TableLine1916059580656">
          <table:table-cell table:style-name="Tableau1.A1" office:value-type="string">
            <text:p text:style-name="Table_20_Contents"><text:span text:style-name="Strong_20_Emphasis">eventlet</text:span></text:p>
          </table:table-cell>
          <table:table-cell table:style-name="Tableau1.A1" office:value-type="string">
            <text:p text:style-name="Table_20_Contents">Serveur WebSocket performant</text:p>
          </table:table-cell>
        </table:table-row>
        <table:table-row table:style-name="TableLine1916059580656">
          <table:table-cell table:style-name="Tableau1.A1" office:value-type="string">
            <text:p text:style-name="Table_20_Contents"><text:span text:style-name="Strong_20_Emphasis">VS Code</text:span></text:p>
          </table:table-cell>
          <table:table-cell table:style-name="Tableau1.A1" office:value-type="string">
            <text:p text:style-name="Table_20_Contents">IDE</text:p>
          </table:table-cell>
        </table:table-row>
        <table:table-row table:style-name="TableLine1916059580656">
          <table:table-cell table:style-name="Tableau1.A1" office:value-type="string">
            <text:p text:style-name="Table_20_Contents"><text:span text:style-name="Strong_20_Emphasis">Git + GitHub</text:span></text:p>
          </table:table-cell>
          <table:table-cell table:style-name="Tableau1.A1" office:value-type="string">
            <text:p text:style-name="Table_20_Contents">Sauvegarde et versioning</text:p>
          </table:table-cell>
        </table:table-row>
        <table:table-row table:style-name="TableLine1916059580656">
          <table:table-cell table:style-name="Tableau1.A1" office:value-type="string">
            <text:p text:style-name="Table_20_Contents"><text:span text:style-name="Strong_20_Emphasis">venv</text:span></text:p>
          </table:table-cell>
          <table:table-cell table:style-name="Tableau1.A1" office:value-type="string">
            <text:p text:style-name="Table_20_Contents">Environnement virtuel</text:p>
          </table:table-cell>
        </table:table-row>
        <table:table-row table:style-name="TableLine1916059580656">
          <table:table-cell table:style-name="Tableau1.A1" office:value-type="string">
            <text:p text:style-name="Table_20_Contents"><text:span text:style-name="Strong_20_Emphasis">dotenv</text:span></text:p>
          </table:table-cell>
          <table:table-cell table:style-name="Tableau1.A1" office:value-type="string">
            <text:p text:style-name="Table_20_Contents">Stockage des secrets (clé app, DB, etc.)</text:p>
          </table:table-cell>
        </table:table-row>
        <table:table-row table:style-name="TableLine1916059580656">
          <table:table-cell table:style-name="Tableau1.A1" office:value-type="string">
            <text:p text:style-name="Table_20_Contents"><text:span text:style-name="Strong_20_Emphasis">Bootstrap ou Tailwind</text:span></text:p>
          </table:table-cell>
          <table:table-cell table:style-name="Tableau1.A1" office:value-type="string">
            <text:p text:style-name="Table_20_Contents">UI simple (frontend)</text:p>
          </table:table-cell>
        </table:table-row>
      </table:table>
      <text:p text:style-name="Horizontal_20_Line"/>
      <text:h text:style-name="Heading_20_2" text:outline-level="2">2. 💻 Langages et frameworks</text:h>
      <table:table table:name="Tableau2" table:style-name="Tableau2">
        <table:table-column table:style-name="Tableau2.A"/>
        <table:table-column table:style-name="Tableau2.B"/>
        <table:table-column table:style-name="Tableau2.C"/>
        <table:table-header-rows>
          <table:table-row table:style-name="TableLine1916059569712">
            <table:table-cell table:style-name="Tableau2.A1" office:value-type="string">
              <text:p text:style-name="Table_20_Heading">Domaine</text:p>
            </table:table-cell>
            <table:table-cell table:style-name="Tableau2.A1" office:value-type="string">
              <text:p text:style-name="Table_20_Heading">Langages / Libs</text:p>
            </table:table-cell>
            <table:table-cell table:style-name="Tableau2.A1" office:value-type="string">
              <text:p text:style-name="Table_20_Heading">Détails</text:p>
            </table:table-cell>
          </table:table-row>
        </table:table-header-rows>
        <table:table-row table:style-name="TableLine1916059569712">
          <table:table-cell table:style-name="Tableau2.A1" office:value-type="string">
            <text:p text:style-name="Table_20_Contents"><text:span text:style-name="Strong_20_Emphasis">Backend</text:span></text:p>
          </table:table-cell>
          <table:table-cell table:style-name="Tableau2.A1" office:value-type="string">
            <text:p text:style-name="Table_20_Contents">Python (Flask, SocketIO, SQLAlchemy)</text:p>
          </table:table-cell>
          <table:table-cell table:style-name="Tableau2.A1" office:value-type="string">
            <text:p text:style-name="Table_20_Contents">Gère la logique, routes, sockets, sécurité</text:p>
          </table:table-cell>
        </table:table-row>
        <table:table-row table:style-name="TableLine1916059569712">
          <table:table-cell table:style-name="Tableau2.A1" office:value-type="string">
            <text:p text:style-name="Table_20_Contents"><text:span text:style-name="Strong_20_Emphasis">Frontend</text:span></text:p>
          </table:table-cell>
          <table:table-cell table:style-name="Tableau2.A1" office:value-type="string">
            <text:p text:style-name="Table_20_Contents">HTML, CSS, JS (option Bootstrap)</text:p>
          </table:table-cell>
          <table:table-cell table:style-name="Tableau2.A1" office:value-type="string">
            <text:p text:style-name="Table_20_Contents">Interface utilisateur simple</text:p>
          </table:table-cell>
        </table:table-row>
        <table:table-row table:style-name="TableLine1916059569712">
          <table:table-cell table:style-name="Tableau2.A1" office:value-type="string">
            <text:p text:style-name="Table_20_Contents"><text:span text:style-name="Strong_20_Emphasis">Base de données</text:span></text:p>
          </table:table-cell>
          <table:table-cell table:style-name="Tableau2.A1" office:value-type="string">
            <text:p text:style-name="Table_20_Contents">PostgreSQL</text:p>
          </table:table-cell>
          <table:table-cell table:style-name="Tableau2.A1" office:value-type="string">
            <text:p text:style-name="Table_20_Contents">Gère utilisateurs, messages, etc.</text:p>
          </table:table-cell>
        </table:table-row>
      </table:table>
      <text:p text:style-name="Horizontal_20_Line"/>
      <text:h text:style-name="Heading_20_2" text:outline-level="2">3. ⚙️ Fonctionnalités principales à implémenter</text:h>
      <text:h text:style-name="Heading_20_3" text:outline-level="3">Phase 1 — Base serveur</text:h>
      <text:list xml:id="list3505891209" text:style-name="L3">
        <text:list-item>
          <text:p text:style-name="P14">Serveur Flask fonctionnel</text:p>
        </text:list-item>
        <text:list-item>
          <text:p text:style-name="P14">Page d’accueil <text:span text:style-name="Source_20_Text">/</text:span></text:p>
        </text:list-item>
        <text:list-item>
          <text:p text:style-name="P14">Page <text:span text:style-name="Source_20_Text">/chat</text:span></text:p>
        </text:list-item>
      </text:list>
      <text:h text:style-name="Heading_20_3" text:outline-level="3">Phase 2 — Authentification</text:h>
      <text:list xml:id="list329988707" text:style-name="L4">
        <text:list-item>
          <text:p text:style-name="P15">Page <text:span text:style-name="Source_20_Text">/register</text:span> (inscription)</text:p>
        </text:list-item>
        <text:list-item>
          <text:p text:style-name="P15">Page <text:span text:style-name="Source_20_Text">/login</text:span> (connexion)</text:p>
        </text:list-item>
        <text:list-item>
          <text:p text:style-name="P15">Sécurité :</text:p>
          <text:list>
            <text:list-item>
              <text:p text:style-name="P15">Mots de passe hashés avec <text:span text:style-name="Source_20_Text">bcrypt</text:span></text:p>
            </text:list-item>
            <text:list-item>
              <text:p text:style-name="P15">Sessions Flask sécurisées</text:p>
            </text:list-item>
            <text:list-item>
              <text:p text:style-name="P15"><text:soft-page-break/>Validation des formulaires (Flask-WTF)</text:p>
            </text:list-item>
          </text:list>
        </text:list-item>
      </text:list>
      <text:h text:style-name="Heading_20_3" text:outline-level="3">Phase 3 — Chat en temps réel</text:h>
      <text:list xml:id="list4286708224" text:style-name="L5">
        <text:list-item>
          <text:p text:style-name="P16">Socket.IO : messages instantanés</text:p>
        </text:list-item>
        <text:list-item>
          <text:p text:style-name="P16">Chat global (<text:span text:style-name="Source_20_Text">#general</text:span>)</text:p>
        </text:list-item>
        <text:list-item>
          <text:p text:style-name="P16">Chat privé (<text:span text:style-name="Source_20_Text">/dm/&lt;user&gt;</text:span>)</text:p>
        </text:list-item>
      </text:list>
      <text:h text:style-name="Heading_20_3" text:outline-level="3">Phase 4 — Base de données</text:h>
      <text:list xml:id="list3796193312" text:style-name="L6">
        <text:list-item>
          <text:p text:style-name="P17">Tables :</text:p>
          <text:list>
            <text:list-item>
              <text:p text:style-name="P17"><text:span text:style-name="Source_20_Text">users</text:span> → id, username, email, password_hash</text:p>
            </text:list-item>
            <text:list-item>
              <text:p text:style-name="P17"><text:span text:style-name="Source_20_Text">messages</text:span> → id, sender_id, receiver_id (nullable), content, timestamp</text:p>
            </text:list-item>
          </text:list>
        </text:list-item>
        <text:list-item>
          <text:p text:style-name="P17">ORM avec SQLAlchemy</text:p>
        </text:list-item>
        <text:list-item>
          <text:p text:style-name="P17">Migrations avec Flask-Migrate</text:p>
        </text:list-item>
      </text:list>
      <text:h text:style-name="Heading_20_3" text:outline-level="3">Phase 5 — Interface utilisateur</text:h>
      <text:list xml:id="list2168469785" text:style-name="L7">
        <text:list-item>
          <text:p text:style-name="P18">Templates Jinja (<text:span text:style-name="Source_20_Text">templates/</text:span>)</text:p>
        </text:list-item>
        <text:list-item>
          <text:p text:style-name="P18">Styles CSS (<text:span text:style-name="Source_20_Text">static/css/</text:span>)</text:p>
        </text:list-item>
        <text:list-item>
          <text:p text:style-name="P18">JS client pour Socket.IO</text:p>
        </text:list-item>
      </text:list>
      <text:p text:style-name="Horizontal_20_Line"/>
      <text:h text:style-name="Heading_20_2" text:outline-level="2">4. 🗂️ Architecture du projet</text:h>
      <text:p text:style-name="Text_20_body">Voici la <text:span text:style-name="Strong_20_Emphasis">structure du répertoire complète et propre</text:span> :</text:p>
      <text:p text:style-name="P2"><text:span text:style-name="Source_20_Text">MiniDiscord/</text:span></text:p>
      <text:p text:style-name="P2"><text:span text:style-name="Source_20_Text">│</text:span></text:p>
      <text:p text:style-name="P2"><text:span text:style-name="Source_20_Text">├── run.py <text:s text:c="22"/># Point d'entrée (lance Flask)</text:span></text:p>
      <text:p text:style-name="P2"><text:span text:style-name="Source_20_Text">├── requirements.txt <text:s text:c="13"/># Dépendances Python</text:span></text:p>
      <text:p text:style-name="P2"><text:span text:style-name="Source_20_Text">├── .env <text:s text:c="25"/># Variables d'environnement (DB, secret key)</text:span></text:p>
      <text:p text:style-name="P2"><text:span text:style-name="Source_20_Text">├── .gitignore <text:s text:c="19"/># Ignore /venv, __pycache__, etc.</text:span></text:p>
      <text:p text:style-name="P2"><text:span text:style-name="Source_20_Text">│</text:span></text:p>
      <text:p text:style-name="P2"><text:span text:style-name="Source_20_Text">├── app/</text:span></text:p>
      <text:p text:style-name="P2"><text:span text:style-name="Source_20_Text">│ <text:s text:c="2"/>├── __init__.py <text:s text:c="14"/># Initialise Flask, DB, SocketIO</text:span></text:p>
      <text:p text:style-name="P2"><text:span text:style-name="Source_20_Text">│ <text:s text:c="2"/>├── config.py <text:s text:c="16"/># Config générale (prod/dev)</text:span></text:p>
      <text:p text:style-name="P2"><text:span text:style-name="Source_20_Text">│ <text:s text:c="2"/>│</text:span></text:p>
      <text:p text:style-name="P2"><text:span text:style-name="Source_20_Text">│ <text:s text:c="2"/>├── models/ <text:s text:c="18"/># ORM : tables</text:span></text:p>
      <text:p text:style-name="P2"><text:span text:style-name="Source_20_Text">│ <text:s text:c="2"/>│ <text:s text:c="2"/>├── __init__.py</text:span></text:p>
      <text:p text:style-name="P2"><text:span text:style-name="Source_20_Text">│ <text:s text:c="2"/>│ <text:s text:c="2"/>├── user.py</text:span></text:p>
      <text:p text:style-name="P2"><text:span text:style-name="Source_20_Text">│ <text:s text:c="2"/>│ <text:s text:c="2"/>└── message.py</text:span></text:p>
      <text:p text:style-name="P2"><text:span text:style-name="Source_20_Text">│ <text:s text:c="2"/>│</text:span></text:p>
      <text:p text:style-name="P2"><text:soft-page-break/><text:span text:style-name="Source_20_Text">│ <text:s text:c="2"/>├── routes/ <text:s text:c="18"/># Routes HTTP Flask</text:span></text:p>
      <text:p text:style-name="P2"><text:span text:style-name="Source_20_Text">│ <text:s text:c="2"/>│ <text:s text:c="2"/>├── __init__.py</text:span></text:p>
      <text:p text:style-name="P2"><text:span text:style-name="Source_20_Text">│ <text:s text:c="2"/>│ <text:s text:c="2"/>├── auth_routes.py <text:s text:c="7"/># login, register, logout</text:span></text:p>
      <text:p text:style-name="P2"><text:span text:style-name="Source_20_Text">│ <text:s text:c="2"/>│ <text:s text:c="2"/>└── chat_routes.py <text:s text:c="7"/># /chat, /dm</text:span></text:p>
      <text:p text:style-name="P2"><text:span text:style-name="Source_20_Text">│ <text:s text:c="2"/>│</text:span></text:p>
      <text:p text:style-name="P2"><text:span text:style-name="Source_20_Text">│ <text:s text:c="2"/>├── sockets/ <text:s text:c="17"/># Gestion Socket.IO</text:span></text:p>
      <text:p text:style-name="P2"><text:span text:style-name="Source_20_Text">│ <text:s text:c="2"/>│ <text:s text:c="2"/>├── __init__.py</text:span></text:p>
      <text:p text:style-name="P2"><text:span text:style-name="Source_20_Text">│ <text:s text:c="2"/>│ <text:s text:c="2"/>└── chat_socket.py <text:s text:c="7"/># Events (message, join, leave)</text:span></text:p>
      <text:p text:style-name="P2"><text:span text:style-name="Source_20_Text">│ <text:s text:c="2"/>│</text:span></text:p>
      <text:p text:style-name="P2"><text:span text:style-name="Source_20_Text">│ <text:s text:c="2"/>├── templates/ <text:s text:c="15"/># HTML (Jinja)</text:span></text:p>
      <text:p text:style-name="P2"><text:span text:style-name="Source_20_Text">│ <text:s text:c="2"/>│ <text:s text:c="2"/>├── base.html</text:span></text:p>
      <text:p text:style-name="P2"><text:span text:style-name="Source_20_Text">│ <text:s text:c="2"/>│ <text:s text:c="2"/>├── login.html</text:span></text:p>
      <text:p text:style-name="P2"><text:span text:style-name="Source_20_Text">│ <text:s text:c="2"/>│ <text:s text:c="2"/>├── register.html</text:span></text:p>
      <text:p text:style-name="P2"><text:span text:style-name="Source_20_Text">│ <text:s text:c="2"/>│ <text:s text:c="2"/>└── chat.html</text:span></text:p>
      <text:p text:style-name="P2"><text:span text:style-name="Source_20_Text">│ <text:s text:c="2"/>│</text:span></text:p>
      <text:p text:style-name="P2"><text:span text:style-name="Source_20_Text">│ <text:s text:c="2"/>├── static/ <text:s text:c="18"/># Frontend (CSS, JS, images)</text:span></text:p>
      <text:p text:style-name="P2"><text:span text:style-name="Source_20_Text">│ <text:s text:c="2"/>│ <text:s text:c="2"/>├── css/</text:span></text:p>
      <text:p text:style-name="P2"><text:span text:style-name="Source_20_Text">│ <text:s text:c="2"/>│ <text:s text:c="2"/>│ <text:s text:c="2"/>└── style.css</text:span></text:p>
      <text:p text:style-name="P2"><text:span text:style-name="Source_20_Text">│ <text:s text:c="2"/>│ <text:s text:c="2"/>└── js/</text:span></text:p>
      <text:p text:style-name="P2"><text:span text:style-name="Source_20_Text">│ <text:s text:c="2"/>│ <text:s text:c="6"/>└── chat.js</text:span></text:p>
      <text:p text:style-name="P2"><text:span text:style-name="Source_20_Text">│ <text:s text:c="2"/>│</text:span></text:p>
      <text:p text:style-name="P2"><text:span text:style-name="Source_20_Text">│ <text:s text:c="2"/>└── utils/ <text:s text:c="19"/># Fonctions utiles</text:span></text:p>
      <text:p text:style-name="P2"><text:span text:style-name="Source_20_Text">│ <text:s text:c="6"/>├── __init__.py</text:span></text:p>
      <text:p text:style-name="P2"><text:span text:style-name="Source_20_Text">│ <text:s text:c="6"/>├── security.py <text:s text:c="10"/># hash / verify password</text:span></text:p>
      <text:p text:style-name="P2"><text:span text:style-name="Source_20_Text">│ <text:s text:c="6"/>└── helpers.py <text:s text:c="11"/># fonctions diverses</text:span></text:p>
      <text:p text:style-name="P2"><text:span text:style-name="Source_20_Text">│</text:span></text:p>
      <text:p text:style-name="P2"><text:span text:style-name="Source_20_Text">└── tests/</text:span></text:p>
      <text:p text:style-name="P2"><text:span text:style-name="Source_20_Text"><text:s text:c="4"/>├── __init__.py</text:span></text:p>
      <text:p text:style-name="P3"><text:span text:style-name="Source_20_Text"><text:s text:c="4"/>└── test_auth.py <text:s text:c="13"/># tests unitaires</text:span></text:p>
      <text:p text:style-name="Horizontal_20_Line"/>
      <text:h text:style-name="Heading_20_2" text:outline-level="2">5. 🔐 Sécurité et bonnes pratiques</text:h>
      <text:list xml:id="list1393961711" text:style-name="L8">
        <text:list-item>
          <text:p text:style-name="P19">Ne jamais stocker les mots de passe en clair → <text:span text:style-name="Source_20_Text">bcrypt</text:span></text:p>
        </text:list-item>
        <text:list-item>
          <text:p text:style-name="P19">Stocker la clé Flask et la chaîne de connexion DB dans <text:span text:style-name="Source_20_Text">.env</text:span></text:p>
        </text:list-item>
        <text:list-item>
          <text:p text:style-name="P19">Utiliser HTTPS si tu l’ouvres au réseau (même local)</text:p>
        </text:list-item>
        <text:list-item>
          <text:p text:style-name="P19">Validation des formulaires côté serveur</text:p>
        </text:list-item>
        <text:list-item>
          <text:p text:style-name="P19">Empêcher XSS via Jinja2 autoescape</text:p>
        </text:list-item>
        <text:list-item>
          <text:p text:style-name="P19">Limiter la taille des messages</text:p>
        </text:list-item>
      </text:list>
      <text:p text:style-name="Horizontal_20_Line"/>
      <text:h text:style-name="Heading_20_2" text:outline-level="2">6. 🧭 Méthode de travail</text:h>
      <text:list xml:id="list501753227" text:style-name="L9">
        <text:list-item>
          <text:p text:style-name="P20"><text:span text:style-name="Strong_20_Emphasis">Versionner ton code</text:span> sur GitHub à chaque étape importante</text:p>
        </text:list-item>
        <text:list-item>
          <text:p text:style-name="P20">Travailler dans des branches (<text:span text:style-name="Source_20_Text">feature/chat</text:span>, <text:span text:style-name="Source_20_Text">feature/auth</text:span>, etc.)</text:p>
        </text:list-item>
        <text:list-item>
          <text:p text:style-name="P20">Faire un <text:span text:style-name="Source_20_Text">git merge</text:span> quand une feature est stable</text:p>
        </text:list-item>
        <text:list-item>
          <text:p text:style-name="P20"><text:soft-page-break/>Documenter ton projet (<text:span text:style-name="Source_20_Text">README.md</text:span> + commentaires de code)</text:p>
        </text:list-item>
      </text:list>
      <text:p text:style-name="Horizontal_20_Line"/>
      <text:h text:style-name="Heading_20_2" text:outline-level="2">7. 📈 Plan d’évolution du projet (roadmap)</text:h>
      <table:table table:name="Tableau3" table:style-name="Tableau3">
        <table:table-column table:style-name="Tableau3.A"/>
        <table:table-column table:style-name="Tableau3.B"/>
        <table:table-column table:style-name="Tableau3.C"/>
        <table:table-header-rows>
          <table:table-row table:style-name="TableLine1916059571152">
            <table:table-cell table:style-name="Tableau3.A1" office:value-type="string">
              <text:p text:style-name="Table_20_Heading">Version</text:p>
            </table:table-cell>
            <table:table-cell table:style-name="Tableau3.A1" office:value-type="string">
              <text:p text:style-name="Table_20_Heading">Objectif</text:p>
            </table:table-cell>
            <table:table-cell table:style-name="Tableau3.A1" office:value-type="string">
              <text:p text:style-name="Table_20_Heading">Description</text:p>
            </table:table-cell>
          </table:table-row>
        </table:table-header-rows>
        <table:table-row table:style-name="TableLine1916059571152">
          <table:table-cell table:style-name="Tableau3.A1" office:value-type="string">
            <text:p text:style-name="Table_20_Contents"><text:span text:style-name="Strong_20_Emphasis">v0.1</text:span></text:p>
          </table:table-cell>
          <table:table-cell table:style-name="Tableau3.A1" office:value-type="string">
            <text:p text:style-name="Table_20_Contents">Setup</text:p>
          </table:table-cell>
          <table:table-cell table:style-name="Tableau3.A1" office:value-type="string">
            <text:p text:style-name="Table_20_Contents">Flask, SocketIO, route test</text:p>
          </table:table-cell>
        </table:table-row>
        <table:table-row table:style-name="TableLine1916059571152">
          <table:table-cell table:style-name="Tableau3.A1" office:value-type="string">
            <text:p text:style-name="Table_20_Contents"><text:span text:style-name="Strong_20_Emphasis">v0.2</text:span></text:p>
          </table:table-cell>
          <table:table-cell table:style-name="Tableau3.A1" office:value-type="string">
            <text:p text:style-name="Table_20_Contents">Authentification</text:p>
          </table:table-cell>
          <table:table-cell table:style-name="Tableau3.A1" office:value-type="string">
            <text:p text:style-name="Table_20_Contents">Register/Login</text:p>
          </table:table-cell>
        </table:table-row>
        <table:table-row table:style-name="TableLine1916059571152">
          <table:table-cell table:style-name="Tableau3.A1" office:value-type="string">
            <text:p text:style-name="Table_20_Contents"><text:span text:style-name="Strong_20_Emphasis">v0.3</text:span></text:p>
          </table:table-cell>
          <table:table-cell table:style-name="Tableau3.A1" office:value-type="string">
            <text:p text:style-name="Table_20_Contents">Chat global</text:p>
          </table:table-cell>
          <table:table-cell table:style-name="Tableau3.A1" office:value-type="string">
            <text:p text:style-name="Table_20_Contents">Messages temps réel</text:p>
          </table:table-cell>
        </table:table-row>
        <table:table-row table:style-name="TableLine1916059571152">
          <table:table-cell table:style-name="Tableau3.A1" office:value-type="string">
            <text:p text:style-name="Table_20_Contents"><text:span text:style-name="Strong_20_Emphasis">v0.4</text:span></text:p>
          </table:table-cell>
          <table:table-cell table:style-name="Tableau3.A1" office:value-type="string">
            <text:p text:style-name="Table_20_Contents">Chat privé</text:p>
          </table:table-cell>
          <table:table-cell table:style-name="Tableau3.A1" office:value-type="string">
            <text:p text:style-name="Table_20_Contents">DM entre utilisateurs</text:p>
          </table:table-cell>
        </table:table-row>
        <table:table-row table:style-name="TableLine1916059571152">
          <table:table-cell table:style-name="Tableau3.A1" office:value-type="string">
            <text:p text:style-name="Table_20_Contents"><text:span text:style-name="Strong_20_Emphasis">v0.5</text:span></text:p>
          </table:table-cell>
          <table:table-cell table:style-name="Tableau3.A1" office:value-type="string">
            <text:p text:style-name="Table_20_Contents">UI + sécurité</text:p>
          </table:table-cell>
          <table:table-cell table:style-name="Tableau3.A1" office:value-type="string">
            <text:p text:style-name="Table_20_Contents">Style et protection basique</text:p>
          </table:table-cell>
        </table:table-row>
        <table:table-row table:style-name="TableLine1916059571152">
          <table:table-cell table:style-name="Tableau3.A1" office:value-type="string">
            <text:p text:style-name="Table_20_Contents"><text:span text:style-name="Strong_20_Emphasis">v0.6+</text:span></text:p>
          </table:table-cell>
          <table:table-cell table:style-name="Tableau3.A1" office:value-type="string">
            <text:p text:style-name="Table_20_Contents">Nouvelles features</text:p>
          </table:table-cell>
          <table:table-cell table:style-name="Tableau3.A1" office:value-type="string">
            <text:p text:style-name="Table_20_Contents">Salons multiples, statuts, fichiers, profils, etc.</text:p>
          </table:table-cell>
        </table:table-row>
      </table:table>
      <text:p text:style-name="Horizontal_20_Line"/>
      <text:h text:style-name="Heading_20_2" text:outline-level="2">8. 🌐 Réseau local</text:h>
      <text:p text:style-name="Text_20_body">Pour que ton app soit accessible depuis ton téléphone :</text:p>
      <text:list xml:id="list4176410905" text:style-name="L10">
        <text:list-item>
          <text:p text:style-name="P21">Trouve ton IP locale :</text:p>
          <text:p text:style-name="P4"><text:span text:style-name="Source_20_Text">ipconfig</text:span></text:p>
          <text:p text:style-name="P21">(ex. <text:span text:style-name="Source_20_Text">192.168.1.42</text:span>)</text:p>
        </text:list-item>
        <text:list-item>
          <text:p text:style-name="P21">Lance Flask sur cette IP :</text:p>
          <text:p text:style-name="P4"><text:span text:style-name="Source_20_Text">python run.py --host=0.0.0.0</text:span></text:p>
        </text:list-item>
        <text:list-item>
          <text:p text:style-name="P21">Depuis ton téléphone, connecte-toi à :</text:p>
          <text:p text:style-name="P4"><text:span text:style-name="Source_20_Text">http://192.168.1.42:5000</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Version</text:p>
      <text:p text:style-name="P10"/>
      <text:p text:style-name="P8">Flask==2.3.0</text:p>
      <text:p text:style-name="P8">Flask-SocketIO==5.5.0</text:p>
      <text:p text:style-name="P8">python-socketio==5.13.0</text:p>
      <text:p text:style-name="P8">Flask-SQLAlchemy==3.1.0</text:p>
      <text:p text:style-name="P8">SQLAlchemy==1.4.46</text:p>
      <text:p text:style-name="P8">Flask-Migrate==4.0.4</text:p>
      <text:p text:style-name="P8">Flask-Bcrypt==1.0.1</text:p>
      <text:p text:style-name="P8">bcrypt==4.0.1</text:p>
      <text:p text:style-name="P8">eventlet==0.33.2</text:p>
      <text:p text:style-name="P8">python-dotenv==1.0.0</text:p>
      <text:p text:style-name="P8">psycopg2-binary==2.9.10</text:p>
      <text:p text:style-name="P8"/>
      <text:h text:style-name="P1" text:outline-level="2">✅ Versions recommandées &amp; raisons de compatibilité</text:h>
      <table:table table:name="Tableau4" table:style-name="Tableau4">
        <table:table-column table:style-name="Tableau4.A"/>
        <table:table-column table:style-name="Tableau4.B"/>
        <table:table-column table:style-name="Tableau4.C"/>
        <table:table-header-rows>
          <table:table-row table:style-name="TableLine1916155245344">
            <table:table-cell table:style-name="Tableau4.A1" office:value-type="string">
              <text:p text:style-name="Table_20_Heading">Outil / bibliothèque</text:p>
            </table:table-cell>
            <table:table-cell table:style-name="Tableau4.A1" office:value-type="string">
              <text:p text:style-name="Table_20_Heading">Version recommandée</text:p>
            </table:table-cell>
            <table:table-cell table:style-name="Tableau4.A1" office:value-type="string">
              <text:p text:style-name="Table_20_Heading">Notes / raisons de compatibilité</text:p>
            </table:table-cell>
          </table:table-row>
        </table:table-header-rows>
        <table:table-row table:style-name="TableLine1916155245344">
          <table:table-cell table:style-name="Tableau4.A1" office:value-type="string">
            <text:p text:style-name="Table_20_Contents"><text:span text:style-name="Strong_20_Emphasis">Python</text:span></text:p>
          </table:table-cell>
          <table:table-cell table:style-name="Tableau4.A1" office:value-type="string">
            <text:p text:style-name="Table_20_Contents"><text:span text:style-name="Strong_20_Emphasis">3.10</text:span> ou <text:span text:style-name="Strong_20_Emphasis">3.11</text:span></text:p>
          </table:table-cell>
          <table:table-cell table:style-name="Tableau4.A1" office:value-type="string">
            <text:p text:style-name="Table_20_Contents">Flask exige Python 3.9 ou plus. <text:a xlink:type="simple" xlink:href="https://flask.palletsprojects.com/en/stable/installation/?utm_source=chatgpt.com" office:target-frame-name="_blank" xlink:show="new" text:style-name="Internet_20_link" text:visited-style-name="Visited_20_Internet_20_Link">flask.palletsprojects.com</text:a></text:p>
          </table:table-cell>
        </table:table-row>
        <table:table-row table:style-name="TableLine1916155245344">
          <table:table-cell table:style-name="Tableau4.A1" office:value-type="string">
            <text:p text:style-name="Table_20_Contents"><text:span text:style-name="Strong_20_Emphasis">Flask</text:span></text:p>
          </table:table-cell>
          <table:table-cell table:style-name="Tableau4.A1" office:value-type="string">
            <text:p text:style-name="Table_20_Contents">version 2.x (par exemple <text:span text:style-name="Strong_20_Emphasis">Flask 2.3.0</text:span> ou 2.2.x)</text:p>
          </table:table-cell>
          <table:table-cell table:style-name="Tableau4.A1" office:value-type="string">
            <text:p text:style-name="Table_20_Contents">Beaucoup d’extensions fonctionnent bien avec la branche 2.x</text:p>
          </table:table-cell>
        </table:table-row>
        <table:table-row table:style-name="TableLine1916155245344">
          <table:table-cell table:style-name="Tableau4.A1" office:value-type="string">
            <text:p text:style-name="Table_20_Contents"><text:span text:style-name="Strong_20_Emphasis">Flask-SocketIO</text:span></text:p>
          </table:table-cell>
          <table:table-cell table:style-name="Tableau4.A1" office:value-type="string">
            <text:p text:style-name="Table_20_Contents">version <text:span text:style-name="Strong_20_Emphasis">5.x</text:span> (ex : 5.5.0)</text:p>
          </table:table-cell>
          <table:table-cell table:style-name="Tableau4.A1" office:value-type="string">
            <text:p text:style-name="Table_20_Contents">Compatible avec Python 3.6+, support WebSocket via eventlet / gevent <text:a xlink:type="simple" xlink:href="https://flask-socketio.readthedocs.io/en/latest/intro.html?utm_source=chatgpt.com" office:target-frame-name="_blank" xlink:show="new" text:style-name="Internet_20_link" text:visited-style-name="Visited_20_Internet_20_Link">flask-socketio.readthedocs.io+1</text:a></text:p>
          </table:table-cell>
        </table:table-row>
        <table:table-row table:style-name="TableLine1916155245344">
          <table:table-cell table:style-name="Tableau4.A1" office:value-type="string">
            <text:p text:style-name="Table_20_Contents"><text:span text:style-name="Strong_20_Emphasis">python-socketio</text:span></text:p>
          </table:table-cell>
          <table:table-cell table:style-name="Tableau4.A1" office:value-type="string">
            <text:p text:style-name="Table_20_Contents">version 5.x (par exemple 5.13.0)</text:p>
          </table:table-cell>
          <table:table-cell table:style-name="Tableau4.A1" office:value-type="string">
            <text:p text:style-name="Table_20_Contents">Doit être aligné avec version de Flask-SocketIO pour éviter “unsupported version” erreurs <text:a xlink:type="simple" xlink:href="https://pypi.org/project/python-socketio/?utm_source=chatgpt.com" office:target-frame-name="_blank" xlink:show="new" text:style-name="Internet_20_link" text:visited-style-name="Visited_20_Internet_20_Link">PyPI</text:a></text:p>
          </table:table-cell>
        </table:table-row>
        <table:table-row table:style-name="TableLine1916155245344">
          <table:table-cell table:style-name="Tableau4.A1" office:value-type="string">
            <text:p text:style-name="Table_20_Contents"><text:span text:style-name="Strong_20_Emphasis">Flask-SQLAlchemy</text:span></text:p>
          </table:table-cell>
          <table:table-cell table:style-name="Tableau4.A1" office:value-type="string">
            <text:p text:style-name="Table_20_Contents">version 3.x (ou la plus récente 3.1.x)</text:p>
          </table:table-cell>
          <table:table-cell table:style-name="Tableau4.A1" office:value-type="string">
            <text:p text:style-name="Table_20_Contents">La version 3 a augmenté les exigences : Flask ≥ 2.2, SQLAlchemy ≥ 1.4.18 <text:a xlink:type="simple" xlink:href="https://flask-sqlalchemy.readthedocs.io/en/stable/changes/?utm_source=chatgpt.com" office:target-frame-name="_blank" xlink:show="new" text:style-name="Internet_20_link" text:visited-style-name="Visited_20_Internet_20_Link">flask-sqlalchemy.readthedocs.io</text:a></text:p>
          </table:table-cell>
        </table:table-row>
        <table:table-row table:style-name="TableLine1916155245344">
          <table:table-cell table:style-name="Tableau4.A1" office:value-type="string">
            <text:p text:style-name="Table_20_Contents"><text:span text:style-name="Strong_20_Emphasis">SQLAlchemy</text:span></text:p>
          </table:table-cell>
          <table:table-cell table:style-name="Tableau4.A1" office:value-type="string">
            <text:p text:style-name="Table_20_Contents">version 1.4.x (ou une version stable de 1.4)</text:p>
          </table:table-cell>
          <table:table-cell table:style-name="Tableau4.A1" office:value-type="string">
            <text:p text:style-name="Table_20_Contents">Pour être compatible avec Flask-SQLAlchemy 3.x</text:p>
          </table:table-cell>
        </table:table-row>
        <table:table-row table:style-name="TableLine1916155245344">
          <table:table-cell table:style-name="Tableau4.A1" office:value-type="string">
            <text:p text:style-name="Table_20_Contents"><text:span text:style-name="Strong_20_Emphasis">Flask-Migrate</text:span></text:p>
          </table:table-cell>
          <table:table-cell table:style-name="Tableau4.A1" office:value-type="string">
            <text:p text:style-name="Table_20_Contents">version récente (ex : 4.x ou 4.0.4, ou celle que pip propose)</text:p>
          </table:table-cell>
          <table:table-cell table:style-name="Tableau4.A1" office:value-type="string">
            <text:p text:style-name="Table_20_Contents">Assure que les migrations fonctionnent bien avec Flask-SQLAlchemy</text:p>
          </table:table-cell>
        </table:table-row>
        <table:table-row table:style-name="TableLine1916155245344">
          <table:table-cell table:style-name="Tableau4.A1" office:value-type="string">
            <text:p text:style-name="Table_20_Contents"><text:span text:style-name="Strong_20_Emphasis">bcrypt / Flask-Bcrypt</text:span></text:p>
          </table:table-cell>
          <table:table-cell table:style-name="Tableau4.A1" office:value-type="string">
            <text:p text:style-name="Table_20_Contents">version stable compatible (ex : bcrypt 4.x, Flask-Bcrypt 1.0)</text:p>
          </table:table-cell>
          <table:table-cell table:style-name="Tableau4.A1" office:value-type="string">
            <text:p text:style-name="Table_20_Contents">Pour hachage sécurisé de mots de passe</text:p>
          </table:table-cell>
        </table:table-row>
        <table:table-row table:style-name="TableLine1916155245344">
          <table:table-cell table:style-name="Tableau4.A1" office:value-type="string">
            <text:p text:style-name="Table_20_Contents"><text:span text:style-name="Strong_20_Emphasis">eventlet</text:span></text:p>
          </table:table-cell>
          <table:table-cell table:style-name="Tableau4.A1" office:value-type="string">
            <text:p text:style-name="Table_20_Contents">version stable (par exemple 0.33.x ou 0.32.x)</text:p>
          </table:table-cell>
          <table:table-cell table:style-name="Tableau4.A1" office:value-type="string">
            <text:p text:style-name="Table_20_Contents">Pour WebSocket performant avec Flask-SocketIO</text:p>
          </table:table-cell>
        </table:table-row>
        <table:table-row table:style-name="TableLine1916155245344">
          <table:table-cell table:style-name="Tableau4.A1" office:value-type="string">
            <text:p text:style-name="Table_20_Contents"><text:span text:style-name="Strong_20_Emphasis">Autres dépendances (dotenv, etc.)</text:span></text:p>
          </table:table-cell>
          <table:table-cell table:style-name="Tableau4.A1" office:value-type="string">
            <text:p text:style-name="Table_20_Contents">Dernières versions stables compatibles Python 3.10/3.11</text:p>
          </table:table-cell>
          <table:table-cell table:style-name="Tableau4.A1" office:value-type="string">
            <text:p text:style-name="Table_20_Contents">Pour la gestion des variables d’environnement, etc.</text:p>
          </table:table-cell>
        </table:table-row>
      </table:table>
      <text:p text:style-name="P8"/>
      <text:p text:style-name="P8"/>
      <text:p text:style-name="P8"/>
      <text:p text:style-name="P8"/>
      <text:p text:style-name="P8"/>
      <text:p text:style-name="P8"/>
      <text:p text:style-name="P11"><text:soft-page-break/>GitHu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10-19T20:06:57.793000000</dc:date>
    <meta:editing-duration>PT10M4S</meta:editing-duration>
    <meta:editing-cycles>4</meta:editing-cycles>
    <meta:generator>LibreOffice/7.3.0.3$Windows_X86_64 LibreOffice_project/0f246aa12d0eee4a0f7adcefbf7c878fc2238db3</meta:generator>
    <meta:document-statistic meta:table-count="4" meta:image-count="0" meta:object-count="0" meta:page-count="7" meta:paragraph-count="220" meta:word-count="1120" meta:character-count="7331" meta:non-whitespace-character-count="6072"/>
  </office:meta>
</office:document-meta>
</file>